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PHP</text:span> : langage de programmation backend polyvalent, largement utilisé pour le développement d’applications et de sites web dynamiques.</text:p>
        </text:list-item>
      </text:list>
      <text:list text:style-name="L2">
        <text:list-item>
          <text:p text:style-name="P2"><text:span text:style-name="Strong_20_Emphasis">Twig</text:span> : moteur de templates moderne pour PHP, permettant de séparer la logique applicative de l’affichage.</text:p>
        </text:list-item>
      </text:list>
      <text:list text:style-name="L3">
        <text:list-item>
          <text:p text:style-name="P3"><text:span text:style-name="Strong_20_Emphasis">API Platform</text:span> : framework open-source basé sur Symfony, spécialisé dans la création rapide d’APIs REST et GraphQL.</text:p>
        </text:list-item>
      </text:list>
      <text:list text:style-name="L4">
        <text:list-item>
          <text:p text:style-name="P4"><text:span text:style-name="Strong_20_Emphasis">Bootstrap</text:span> : framework CSS responsive offrant un ensemble de composants pour concevoir des interfaces cohérentes et adaptatives.</text:p>
        </text:list-item>
      </text:list>
      <text:list text:style-name="L5">
        <text:list-item>
          <text:p text:style-name="P5"><text:span text:style-name="Strong_20_Emphasis">Bulma</text:span> : framework CSS moderne basé sur Flexbox, centré sur la simplicité et la personnalisation du design.</text:p>
        </text:list-item>
      </text:list>
      <text:list text:style-name="L6">
        <text:list-item>
          <text:p text:style-name="P6"><text:span text:style-name="Strong_20_Emphasis">eZ Publish</text:span> : CMS historique basé sur PHP et Symfony, conçu pour les sites vitrines et applications digitales complexes.</text:p>
        </text:list-item>
      </text:list>
      <text:list text:style-name="L7">
        <text:list-item>
          <text:p text:style-name="P7"><text:span text:style-name="Strong_20_Emphasis">Ibexa</text:span> : évolution d’eZ Publish en CMS headless et modulaire, orienté expérience digitale et e-commerce.</text:p>
        </text:list-item>
      </text:list>
      <text:list text:style-name="L8">
        <text:list-item>
          <text:p text:style-name="P8"><text:span text:style-name="Strong_20_Emphasis">Handlebars.js</text:span> : moteur de templates JavaScript logique et déclaratif, facilitant la génération dynamique de vues HTML.</text:p>
        </text:list-item>
      </text:list>
      <text:list text:style-name="L9">
        <text:list-item>
          <text:p text:style-name="P9"><text:span text:style-name="Strong_20_Emphasis">Sails.js</text:span> : framework MVC pour Node.js, inspiré de Ruby on Rails, conçu pour les applications temps réel et orientées données.</text:p>
        </text:list-item>
      </text:list>
      <text:list text:style-name="L10">
        <text:list-item>
          <text:p text:style-name="P10"><text:span text:style-name="Strong_20_Emphasis">Nuxt.js</text:span> : framework basé sur Vue.js, dédié au développement d’applications universelles, statiques ou hybrides.</text:p>
        </text:list-item>
      </text:list>
      <text:list text:style-name="L11">
        <text:list-item>
          <text:p text:style-name="P11"><text:span text:style-name="Strong_20_Emphasis">Next.js</text:span> : framework basé sur React, optimisé pour le rendu côté serveur (SSR) et la génération de sites statiques (SSG).</text:p>
        </text:list-item>
      </text:list>
      <text:list text:style-name="L12">
        <text:list-item>
          <text:p text:style-name="P12"><text:span text:style-name="Strong_20_Emphasis">Zend</text:span> : framework PHP structuré et modulaire, conçu pour le développement de solutions web professionnelles et évolutives.</text:p>
        </text:list-item>
      </text:list>
      <text:list text:style-name="L13">
        <text:list-item>
          <text:p text:style-name="P13"><text:span text:style-name="Strong_20_Emphasis">Objenious (Bouygues)</text:span> : plateforme IoT permettant la gestion et l’intégration de capteurs via le réseau LoRaWAN.</text:p>
        </text:list-item>
        <text:list-item>
          <text:p text:style-name="P13"><text:span text:style-name="Strong_20_Emphasis">Orange IoT</text:span> : solution de connectivité IoT pour la supervision et le pilotage d’objets connectés en temps réel.</text:p>
        </text:list-item>
        <text:list-item>
          <text:p text:style-name="P13"><text:span text:style-name="Strong_20_Emphasis">Symfony</text:span> : framework PHP orienté MVC, dédié au développement d’applications web robustes et modulaires.</text:p>
        </text:list-item>
        <text:list-item>
          <text:p text:style-name="P13"><text:span text:style-name="Strong_20_Emphasis">Zend</text:span> : framework PHP structuré, conçu pour la création de solutions métiers évolutives et sécurisées.</text:p>
        </text:list-item>
        <text:list-item>
          <text:p text:style-name="P13"><text:span text:style-name="Strong_20_Emphasis">Ibexa / eZ Publish</text:span> : CMS headless et modulaire basé sur Symfony, adapté aux sites vitrines et e-commerce multilingues.</text:p>
        </text:list-item>
        <text:list-item>
          <text:p text:style-name="P13"><text:span text:style-name="Strong_20_Emphasis">Strapi</text:span> : CMS headless open-source basé sur Node.js, offrant une API flexible et une interface d’administration moderne en React.</text:p>
        </text:list-item>
        <text:list-item>
          <text:p text:style-name="P13"><text:span text:style-name="Strong_20_Emphasis">Express.js</text:span> : framework minimaliste pour Node.js, spécialisé dans la création d’APIs REST et de middlewares performants.</text:p>
        </text:list-item>
        <text:list-item>
          <text:p text:style-name="P13"><text:soft-page-break/><text:span text:style-name="Strong_20_Emphasis">NestJS</text:span> : framework Node.js modulaire et typé, basé sur TypeScript, destiné au développement de backends évolutifs.</text:p>
        </text:list-item>
        <text:list-item>
          <text:p text:style-name="P13"><text:span text:style-name="Strong_20_Emphasis">React</text:span> : bibliothèque JavaScript pour construire des interfaces utilisateur dynamiques et réactives.</text:p>
        </text:list-item>
        <text:list-item>
          <text:p text:style-name="P13"><text:span text:style-name="Strong_20_Emphasis">Vue.js</text:span> : framework progressif JavaScript orienté composants, facilitant le développement d’interfaces modernes.</text:p>
        </text:list-item>
        <text:list-item>
          <text:p text:style-name="P13"><text:span text:style-name="Strong_20_Emphasis">Gatsby</text:span> : générateur de sites statiques basé sur React, optimisé pour la performance et le SEO.</text:p>
        </text:list-item>
        <text:list-item>
          <text:p text:style-name="P13"><text:span text:style-name="Strong_20_Emphasis">Contentful</text:span> : CMS headless SaaS permettant de centraliser et distribuer les contenus via API.</text:p>
        </text:list-item>
        <text:list-item>
          <text:p text:style-name="P13"><text:span text:style-name="Strong_20_Emphasis">MySQL / MariaDB</text:span> : systèmes de gestion de bases de données relationnelles fiables et largement adoptés.</text:p>
        </text:list-item>
        <text:list-item>
          <text:p text:style-name="P13"><text:span text:style-name="Strong_20_Emphasis">MongoDB</text:span> : base de données NoSQL orientée documents, conçue pour stocker et manipuler des données flexibles.</text:p>
        </text:list-item>
        <text:list-item>
          <text:p text:style-name="P13"><text:span text:style-name="Strong_20_Emphasis">GraphQL</text:span> : langage de requête pour APIs offrant un accès unifié, précis et performant aux données.</text:p>
        </text:list-item>
        <text:list-item>
          <text:p text:style-name="P13"><text:span text:style-name="Strong_20_Emphasis">LoRa / Sigfox</text:span> : protocoles de communication basse consommation dédiés à la télémétrie et aux réseaux d’objets connectés.</text:p>
        </text:list-item>
      </text:list>
      <text:p text:style-name="Standard"/>
      <text:p text:style-name="Standard"/>
      <text:p text:style-name="Standard"/>
      <text:p text:style-name="Standard"/>
      <text:p text:style-name="Text_20_body">🔹 <text:span text:style-name="Strong_20_Emphasis">Stripe API</text:span><text:line-break/>Contribution au développement d’une application Symfony avec intégration de l’API Stripe pour la gestion des paiements en ligne.</text:p>
      <text:p text:style-name="Text_20_body">🔹 <text:span text:style-name="Strong_20_Emphasis">Secoiasoft</text:span><text:line-break/>Participation à l’évolution d’un ERP spécialisé dans le secteur du tourisme, avec des fonctionnalités de gestion et d’interfaçage métiers.</text:p>
      <text:p text:style-name="Standard"><text:span text:style-name="Strong_20_Emphasis">Nexmo (Vonage API)</text:span><text:line-break/>Plateforme de communication cloud permettant d’intégrer facilement dans une application des fonctionnalités de SMS, voix, vidéo et authentification à deux facteurs (2FA)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16:08:02.087496200</meta:creation-date>
    <dc:date>2025-09-04T09:52:01.685406400</dc:date>
    <meta:editing-duration>PT3H8M23S</meta:editing-duration>
    <meta:editing-cycles>3</meta:editing-cycles>
    <meta:generator>LibreOffice/25.8.0.4$Windows_X86_64 LibreOffice_project/48f00303701489684e67c38c28aff00cd5929e67</meta:generator>
    <meta:document-statistic meta:table-count="0" meta:image-count="0" meta:object-count="0" meta:page-count="2" meta:paragraph-count="31" meta:word-count="554" meta:character-count="3636" meta:non-whitespace-character-count="3140"/>
  </office:meta>
</office:document-meta>
</file>